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A000006CC5D803564.png"/>
  <manifest:file-entry manifest:media-type="image/png" manifest:full-path="Pictures/10000000000009BA000006CC2514DCCE.png"/>
  <manifest:file-entry manifest:media-type="image/png" manifest:full-path="Pictures/10000000000009BA000006CCE326669F.png"/>
  <manifest:file-entry manifest:media-type="image/png" manifest:full-path="Pictures/10000000000009BA000006CC8A5676A9.png"/>
  <manifest:file-entry manifest:media-type="image/png" manifest:full-path="Pictures/10000000000009BA000006CC0DF2CF33.png"/>
  <manifest:file-entry manifest:media-type="image/png" manifest:full-path="Pictures/10000000000009BA000006CCD372C030.png"/>
  <manifest:file-entry manifest:media-type="image/png" manifest:full-path="Pictures/10000000000009BA000006CC10B0C21B.png"/>
  <manifest:file-entry manifest:media-type="image/png" manifest:full-path="Pictures/10000000000009BA000006CC623C8203.png"/>
  <manifest:file-entry manifest:media-type="image/png" manifest:full-path="Pictures/10000000000009BA000006CC22A5F4DA.png"/>
  <manifest:file-entry manifest:media-type="image/png" manifest:full-path="Pictures/10000000000009BA000006CC2521733A.png"/>
  <manifest:file-entry manifest:media-type="image/png" manifest:full-path="Pictures/10000000000009BA000006CC95043D6B.png"/>
  <manifest:file-entry manifest:media-type="image/png" manifest:full-path="Pictures/10000000000009BA000006CCCA279771.png"/>
  <manifest:file-entry manifest:media-type="image/png" manifest:full-path="Pictures/100002010000032400000163E2F76A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Figure">
      <style:text-properties fo:font-size="12pt" style:font-size-asian="12pt" style:font-size-complex="12pt"/>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paragraph-properties fo:text-align="start" style:justify-single-word="false"/>
      <style:text-properties style:font-name="Nimbus Roman No9 L" fo:font-size="12pt" fo:language="en" fo:country="US" style:font-size-asian="12pt" style:font-size-complex="12pt"/>
    </style:style>
    <style:style style:name="P5" style:family="paragraph" style:parent-style-name="Standard">
      <style:text-properties fo:language="en" fo:country="US"/>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fo:break-before="page"/>
    </style:style>
    <style:style style:name="P8" style:family="paragraph" style:parent-style-name="Figure">
      <style:paragraph-properties fo:margin-left="0.6665in" fo:margin-right="0in" fo:text-indent="-0.6665in" style:auto-text-indent="false">
        <style:tab-stops/>
      </style:paragraph-properties>
    </style:style>
    <style:style style:name="P9" style:family="paragraph" style:parent-style-name="Figure">
      <style:paragraph-properties fo:margin-left="0.7437in" fo:margin-right="0in" fo:text-indent="-0.7291in" style:auto-text-indent="false">
        <style:tab-stops/>
      </style:paragraph-properties>
    </style:style>
    <style:style style:name="P10" style:family="paragraph" style:parent-style-name="Figure">
      <style:paragraph-properties fo:margin-left="0.7291in" fo:margin-right="0in" fo:text-indent="-0.7146in" style:auto-text-indent="false">
        <style:tab-stops/>
      </style:paragraph-properties>
    </style:style>
    <style:style style:name="P11" style:family="paragraph" style:parent-style-name="Figure">
      <style:paragraph-properties fo:margin-left="0.6693in" fo:margin-right="0in" fo:text-indent="-0.6547in" style:auto-text-indent="false">
        <style:tab-stops/>
      </style:paragraph-properties>
    </style:style>
    <style:style style:name="P12" style:family="paragraph" style:parent-style-name="Figure">
      <style:paragraph-properties fo:margin-left="0.6846in" fo:margin-right="0in" fo:text-indent="-0.6693in" style:auto-text-indent="false">
        <style:tab-stops/>
      </style:paragraph-properties>
    </style:style>
    <style:style style:name="P13" style:family="paragraph" style:parent-style-name="Figure">
      <style:paragraph-properties fo:margin-left="0.6547in" fo:margin-right="0in" fo:text-indent="-0.6398in" style:auto-text-indent="false">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break-before="page"/>
    </style:style>
    <style:style style:name="P16" style:family="paragraph" style:parent-style-name="Heading_20_3">
      <style:paragraph-properties fo:break-before="page"/>
    </style:style>
    <style:style style:name="P17" style:family="paragraph" style:parent-style-name="Heading_20_3">
      <style:paragraph-properties fo:margin-left="1in" fo:margin-right="0in" fo:text-indent="-0.5in" style:auto-text-indent="false"/>
    </style:style>
    <style:style style:name="P18" style:family="paragraph" style:parent-style-name="Heading_20_4">
      <style:paragraph-properties fo:margin-left="0.5in" fo:margin-right="0in" fo:text-indent="0in" style:auto-text-indent="false"/>
    </style:style>
    <style:style style:name="P19" style:family="paragraph">
      <style:text-properties fo:font-size="10pt" style:font-size-asian="10pt" style:font-size-complex="10pt"/>
    </style:style>
    <style:style style:name="P20" style:family="paragraph">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Mono L1" fo:font-size="10pt" style:font-size-asian="10pt" style:font-size-complex="10pt"/>
    </style:style>
    <style:style style:name="T4" style:family="text">
      <style:text-properties fo:language="en" fo:country="US" fo:font-style="italic" style:font-style-asian="italic"/>
    </style:style>
    <style:style style:name="T5" style:family="text">
      <style:text-properties style:text-position="sub 5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Nimbus Roman No9 L" fo:font-size="12pt" style:font-size-asian="12pt" style:font-size-complex="12pt"/>
    </style:style>
    <style:style style:name="T9"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5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ole-draw-aspect="1"/>
    </style:style>
    <style:style style:name="gr1" style:family="graphic">
      <style:graphic-properties draw:stroke="none" svg:stroke-color="#000000" draw:fill="none" draw:fill-color="#ffffff" fo:min-height="0.239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8000" draw:marker-start="" draw:marker-end="Arrow" draw:marker-end-width="0.0591in"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color="#008000" draw:fill="none" draw:textarea-horizontal-align="center" draw:textarea-vertical-align="middle" style:run-through="foreground"/>
    </style:style>
    <style:style style:name="gr7" style:family="graphic">
      <style:graphic-properties svg:stroke-color="#0000ff" draw:fill="none" draw:textarea-horizontal-align="center" draw:textarea-vertical-align="middle" style:run-through="foreground"/>
    </style:style>
    <style:style style:name="gr8" style:family="graphic">
      <style:graphic-properties svg:stroke-color="#0000ff" draw:marker-start="" draw:marker-end="Arrow" draw:marker-end-width="0.0591in" draw:textarea-horizontal-align="center" draw:textarea-vertical-align="middle" style:run-through="foreground"/>
    </style:style>
    <style:style style:name="gr9" style:family="graphic">
      <style:graphic-properties svg:stroke-color="#800000" draw:fill="none" draw:textarea-horizontal-align="center" draw:textarea-vertical-align="middle" style:run-through="foreground"/>
    </style:style>
    <style:style style:name="gr10" style:family="graphic">
      <style:graphic-properties svg:stroke-color="#800000" draw:marker-start="" draw:marker-end="Arrow" draw:marker-end-width="0.0591in" draw:textarea-horizontal-align="center" draw:textarea-vertical-align="middle" style:run-through="foreground"/>
    </style:style>
    <style:style style:name="gr11" style:family="graphic">
      <style:graphic-properties draw:stroke="none" svg:stroke-color="#000000" draw:fill="none" draw:fill-color="#ffffff" fo:min-height="0.2008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 scripts</text:h>
      <text:p text:style-name="P3">The bioinformatics group at Metabolomics Australia have created a number of scripts for use with R. These provide basic statistical functionality in a manner that allows a standard data input format to be transformed to a standard output format, allowing much more simple data analysis methods.</text:p>
      <text:p text:style-name="P3"/>
      <text:h text:style-name="Heading_20_2" text:outline-level="2">Input data format</text:h>
      <text:p text:style-name="P3">If there is a consistent input format, scripts are much simpler to execute and troubleshoot if they do not work. In brief, the matrix should have the first column containing sample names, the second the groups and the remaining columns the variables to be processed by the script (<text:sequence-ref text:reference-format="category-and-value" text:ref-name="refFigure0">Figure 1</text:sequence-ref>). These can be metabolites, retention times, masses, bins, or anything else that has been measured for the samples.</text:p>
      <text:p text:style-name="P5"/>
      <text:p text:style-name="P5"/>
      <text:p text:style-name="P4"><draw:frame text:anchor-type="paragraph" draw:z-index="17" draw:style-name="gr1" draw:text-style-name="P19" svg:width="1.1512in" svg:height="0.2394in" svg:x="1.6417in" svg:y="-0.1417in"><draw:text-box><text:p><text:span text:style-name="T9">Sample name / ID</text:span></text:p></draw:text-box></draw:frame><draw:frame text:anchor-type="paragraph" draw:z-index="18" draw:style-name="gr2" draw:text-style-name="P19" svg:width="1.0051in" svg:height="0.2748in" svg:x="2.4362in" svg:y="2.0126in"><draw:text-box><text:p><text:span text:style-name="T9">Sample group</text:span></text:p></draw:text-box></draw:frame><draw:frame text:anchor-type="paragraph" draw:z-index="20" draw:style-name="gr11" draw:text-style-name="P19" svg:width="1.974in" svg:height="0.2012in" svg:x="3.9717in" svg:y="-0.2252in"><draw:text-box><text:p><text:span text:style-name="T9">Metabolite name / RT / Mass / Bin</text:span></text:p></draw:text-box></draw:frame><draw:g text:anchor-type="paragraph" draw:z-index="19" draw:style-name="gr3"><draw:line draw:style-name="gr4" draw:text-style-name="P20" svg:x1="1.2756in" svg:y1="0.474in" svg:x2="1.55in" svg:y2="0.0969in"><text:p/></draw:line><draw:g draw:style-name="gr5"><draw:ellipse draw:style-name="gr6" draw:text-style-name="P20" svg:width="0.2559in" svg:height="1.6087in" svg:x="1.102in" svg:y="0.4283in"><text:p/></draw:ellipse><draw:ellipse draw:style-name="gr7" draw:text-style-name="P20" svg:width="0.2559in" svg:height="1.6087in" svg:x="1.5681in" svg:y="0.4465in"><text:p/></draw:ellipse><draw:line draw:style-name="gr8" draw:text-style-name="P20" svg:x1="1.8236in" svg:y1="1.5823in" svg:x2="2.3543in" svg:y2="2.0669in"><text:p/></draw:line><draw:ellipse draw:style-name="gr9" draw:text-style-name="P20" svg:width="3.9657in" svg:height="0.2748in" svg:x="1.9311in" svg:y="0.2772in"><text:p/></draw:ellipse><draw:line draw:style-name="gr10" draw:text-style-name="P20" svg:x1="4.3091in" svg:y1="0.2756in" svg:x2="4.7843in" svg:y2="0.0028in"><text:p/></draw:line></draw:g></draw:g><draw:frame draw:style-name="fr1" draw:name="Frame1" text:anchor-type="paragraph" svg:x="1.0154in" svg:y="0.2193in" svg:width="4.8945in" draw:z-index="15"><draw:text-box fo:min-height="1.6457in"><text:p text:style-name="P2"><draw:frame draw:style-name="fr8" draw:name="Object1" text:anchor-type="paragraph" svg:y="0.0008in" svg:width="4.8945in" style:rel-width="100%" svg:height="1.6457in" style:rel-height="scale" draw:z-index="16"><draw:object xlink:href="./Object 1" xlink:type="simple" xlink:show="embed" xlink:actuate="onLoad"/><draw:image xlink:href="./ObjectReplacements/Object 1" xlink:type="simple" xlink:show="embed" xlink:actuate="onLoad"/></draw:frame></text:p><text:p text:style-name="P13">Figure <text:sequence text:ref-name="refFigure0" text:name="Figure" text:formula="ooow:Figure+1" style:num-format="1">1</text:sequence>: <text:span text:style-name="T4">The standard format of the data matrix for statistical analyse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
      <text:h text:style-name="Heading_20_2" text:outline-level="2">Currently available scripts</text:h>
      <text:p text:style-name="Standard">All of the scripts that are in the ma-scripts repository (<text:a xlink:type="simple" xlink:href="http://code.google.com/p/ma-scripts/"><text:span text:style-name="Source_20_Text">http://code.google.com/p/ma-bioinformatics/</text:span></text:a>) use the input data format specified above, and will process that as necessary. These are still under development, but they will provide the necessary output as they currently stand. These scripts have comments in them to let you know what each step achieves.</text:p>
      <text:p text:style-name="Standard"><text:soft-page-break/></text:p>
      <text:p text:style-name="Standard">Examples provided below are created using the file <text:span text:style-name="T3">input.csv</text:span>.</text:p>
      <text:p text:style-name="Standard"/>
      <text:h text:style-name="Heading_20_3" text:outline-level="3">boxplot.r</text:h>
      <text:p text:style-name="Standard">This script will produce a boxplot for both samples (<text:sequence-ref text:reference-format="category-and-value" text:ref-name="refFigure1">Figure 2</text:sequence-ref>) and variables (<text:sequence-ref text:reference-format="category-and-value" text:ref-name="refFigure2">Figure 3</text:sequence-ref>).</text:p>
      <text:p text:style-name="Standard"/>
      <text:p text:style-name="Standard"><draw:frame draw:style-name="fr2" draw:name="Frame4" text:anchor-type="paragraph" svg:width="4.9807in" draw:z-index="22"><draw:text-box fo:min-height="3.4807in"><text:p text:style-name="P13"><draw:frame draw:style-name="fr5" draw:name="graphics4" text:anchor-type="paragraph" svg:width="7.0547in" svg:height="4.9291in" draw:z-index="30"><draw:image xlink:href="Pictures/10000000000009BA000006CC95043D6B.png" xlink:type="simple" xlink:show="embed" xlink:actuate="onLoad"/></draw:frame>Figure <text:sequence text:ref-name="refFigure1" text:name="Figure" text:formula="ooow:Figure+1" style:num-format="1">2</text:sequence>: Boxplot for samples using data from input.csv</text:p></draw:text-box></draw:frame></text:p>
      <text:p text:style-name="Standard"/>
      <text:p text:style-name="Standard"><draw:frame draw:style-name="fr2" draw:name="Frame5" text:anchor-type="paragraph" svg:width="4.9807in" draw:z-index="29"><draw:text-box fo:min-height="3.4807in"><text:p text:style-name="Figure"><draw:frame draw:style-name="fr5" draw:name="graphics5" text:anchor-type="paragraph" svg:width="7.0547in" svg:height="4.9291in" draw:z-index="31"><draw:image xlink:href="Pictures/10000000000009BA000006CC0DF2CF33.png" xlink:type="simple" xlink:show="embed" xlink:actuate="onLoad"/></draw:frame>Figure <text:sequence text:ref-name="refFigure2" text:name="Figure" text:formula="ooow:Figure+1" style:num-format="1">3</text:sequence>: Boxplot of variables from input.csv</text:p></draw:text-box></draw:frame><text:soft-page-break/></text:p>
      <text:p text:style-name="Standard"/>
      <text:h text:style-name="Heading_20_3" text:outline-level="3"><text:soft-page-break/>mms_plot.r</text:h>
      <text:p text:style-name="Standard"><draw:frame draw:style-name="fr3" draw:name="Frame6" text:anchor-type="paragraph" svg:y="0.8661in" svg:width="4.9807in" draw:z-index="23"><draw:text-box fo:min-height="3.4807in"><text:p text:style-name="Figure"><draw:frame draw:style-name="fr5" draw:name="graphics6" text:anchor-type="paragraph" svg:width="7.0547in" svg:height="4.9291in" draw:z-index="32"><draw:image xlink:href="Pictures/10000000000009BA000006CC2514DCCE.png" xlink:type="simple" xlink:show="embed" xlink:actuate="onLoad"/></draw:frame>Figure <text:sequence text:ref-name="refFigure3" text:name="Figure" text:formula="ooow:Figure+1" style:num-format="1">4</text:sequence>: Line plot showing the mean, median and standard deviation .</text:p></draw:text-box></draw:frame>Produces a plot of the mean, median and standard deviation across all samples (<text:sequence-ref text:reference-format="category-and-value" text:ref-name="refFigure3">Figure 4</text:sequence-ref>). Enables a graphical overview of similarity of samples, and allows for rapid identification of outliers.</text:p>
      <text:p text:style-name="Standard"/>
      <text:p text:style-name="Standard"/>
      <text:p text:style-name="P15"/>
      <text:h text:style-name="Heading_20_3" text:outline-level="3">mean_sd.r</text:h>
      <text:p text:style-name="Text_20_body">It is important to explore a data set prior to choosing any normalisation or transformation method. Heteroscedastic noise (where the standard deviation of each metabolite in replicate samples changes with the mean of the metabolite) may change the results from the normalised data profoundly. </text:p>
      <text:p text:style-name="Text_20_body"><draw:frame draw:style-name="fr2" draw:name="Frame3" text:anchor-type="paragraph" svg:width="4.9807in" draw:z-index="21"><draw:text-box fo:min-height="3.4807in"><text:p text:style-name="P11"><draw:frame draw:style-name="fr5" draw:name="graphics2" text:anchor-type="paragraph" svg:width="7.0547in" svg:height="4.9291in" draw:z-index="33"><draw:image xlink:href="Pictures/10000000000009BA000006CC2521733A.png" xlink:type="simple" xlink:show="embed" xlink:actuate="onLoad"/></draw:frame>Figure <text:sequence text:ref-name="refFigure4" text:name="Figure" text:formula="ooow:Figure+1" style:num-format="1">5</text:sequence>: Heteroscedastic data. The overall shape of the data is a fanned line, as the standard deviation increases with the size of the mean.</text:p></draw:text-box></draw:frame></text:p>
      <text:p text:style-name="Text_20_body">The optimal transformation to change heteroscedastic noise into homoscedastic noise depends on the structure of the heteroscedasticity in the signals. If the standard deviation is proportional to the mean of the signal (as in <text:sequence-ref text:reference-format="category-and-value" text:ref-name="refFigure4">Figure 5</text:sequence-ref>), then a log transform is optimal to treat the data. If the standard deviation is <text:soft-page-break/>proportional to the root of the mean then square root transformation provides a homoscedastic noise pattern (as in <text:sequence-ref text:reference-format="category-and-value" text:ref-name="refFigure5">Figure 6</text:sequence-ref>).</text:p>
      <text:p text:style-name="Standard"/>
      <text:p text:style-name="Standard"><draw:frame draw:style-name="fr2" draw:name="Frame2" text:anchor-type="paragraph" svg:width="4.9807in" draw:z-index="36"><draw:text-box fo:min-height="3.4807in"><text:p text:style-name="P12"><draw:frame draw:style-name="fr5" draw:name="graphics3" text:anchor-type="paragraph" svg:width="7.0547in" svg:height="4.9291in" draw:z-index="37"><draw:image xlink:href="Pictures/10000000000009BA000006CC623C8203.png" xlink:type="simple" xlink:show="embed" xlink:actuate="onLoad"/></draw:frame>Figure <text:sequence text:ref-name="refFigure5" text:name="Figure" text:formula="ooow:Figure+1" style:num-format="1">6</text:sequence>: Homoscedastic data. Points are distributed randomly over the plot, and standard deviation does not vary with the size of the mean.</text:p></draw:text-box></draw:frame></text:p>
      <text:h text:style-name="P16" text:outline-level="3">Transformation</text:h>
      <text:p text:style-name="Standard">This is an operation that is applied to each variable, and the type of transformation applied depends on the statistical test that is necessary to answer a biological question. For example, a <text:span text:style-name="T6">t</text:span><text:span text:style-name="T7">-test assumes that the data is normally distributed, hence it is important to transform a right- or left-skewed data set to a normal distribution.</text:span></text:p>
      <text:h text:style-name="P18" text:outline-level="4">log.r</text:h>
      <text:p text:style-name="Standard">Performs a log<text:span text:style-name="T5">10</text:span> transform of the input data, and generates a new data matrix [<text:span text:style-name="Source_20_Text">log_transform.csv</text:span>].</text:p>
      <text:p text:style-name="Standard"/>
      <text:h text:style-name="Heading_20_3" text:outline-level="3">Normalisation</text:h>
      <text:p text:style-name="Standard">This process is applied to the entire data set, and enables samples to be directly compared to one another by reducing the influence that is non-biological in origin. As an example, running samples on different days can cause samples to <text:span text:style-name="T6">appear</text:span> different when in actual fact they are the same. Normalisation attempt to removes this influence so that samples from different groups can directly be compared.</text:p>
      <text:p text:style-name="Standard"/>
      <text:p text:style-name="Text_20_body">The output of these scripts are all .csv files.</text:p>
      <text:h text:style-name="P18" text:outline-level="4">norm_IS.r</text:h>
      <text:p text:style-name="P6">Uses an internal standard (in the column immediately following the “Group” column) to normalise the data set [<text:span text:style-name="Source_20_Text">norm_data_IS.csv</text:span>].</text:p>
      <text:h text:style-name="P18" text:outline-level="4">norm_median.r</text:h>
      <text:p text:style-name="P6">Takes the median value for each sample (i.e. row) and uses this value to normalise the data set [<text:span text:style-name="Source_20_Text">norm_data_median.csv</text:span>].</text:p>
      <text:h text:style-name="P18" text:outline-level="4">norm_Zscore.r</text:h>
      <text:p text:style-name="P6">Z score is a measure of how many standard deviations a sample is from the mean. This script calculates the Z score for each sample and uses that value to normalise the data set [<text:span text:style-name="Source_20_Text">norm_data_zscore.csv</text:span>].</text:p>
      <text:h text:style-name="P18" text:outline-level="4">norm_sum.r</text:h>
      <text:p text:style-name="P6">This script normalises the values on a per-sample basis by taking the sum of all values for each sample and using that value as the normalisation factor [<text:span text:style-name="Source_20_Text">norm_data_sum.csv</text:span>].</text:p>
      <text:h text:style-name="Heading_20_2" text:outline-level="2"><text:soft-page-break/>Cluster analysis</text:h>
      <text:h text:style-name="P17" text:outline-level="3">hca.r</text:h>
      <text:p text:style-name="P6">Hierarchical cluster analysis (HCA) is a technique that identifies groups of samples that show similar characteristics, and then quantifies the structural characteristics of the sample (or variable) data by constructing a hierarchy in a tree-like structure. There are two kinds of procedures that are commonly used to construct the tree, namely agglomerative and divisive. In an agglomerative procedure, each sample (or variable) starts in a cluster of its won, and then continually joins clusters until there is only one cluster containing all samples. The divisive method operates in the exact reverse.</text:p>
      <text:p text:style-name="P6"/>
      <text:p text:style-name="P6">This script uses complete linkage method but other different linkage measures can be used in HCA, including average, single and Ward's, which may result in different clusters. <text:s/>The main objective of HCA is to classify the data into groups by structuring it, which helps to identify relationships among observations (samples/variables).</text:p>
      <text:p text:style-name="P6"/>
      <text:p text:style-name="P6">This script uses Manhattan distance to calculate the similarity, but other methods can be used by changing <text:span text:style-name="T3">“manhattan”</text:span> to one of <text:span text:style-name="code">"euclidean"</text:span>, <text:span text:style-name="code">"maximum"</text:span>, <text:span text:style-name="code">"canberra"</text:span>, <text:span text:style-name="code">"binary"</text:span> or <text:span text:style-name="code">"minkowski”.</text:span></text:p>
      <text:p text:style-name="P6"><text:span text:style-name="code"/></text:p>
      <text:p text:style-name="P6"><text:span text:style-name="code"><text:span text:style-name="T8">It will generate a plot of both the sample distances (see </text:span></text:span><text:span text:style-name="code"><text:span text:style-name="T8"><text:sequence-ref text:reference-format="category-and-value" text:ref-name="refFigure6">Figure 7</text:sequence-ref></text:span></text:span><text:span text:style-name="code"><text:span text:style-name="T8">) as well as the distance for the variables (</text:span></text:span><text:span text:style-name="code"><text:span text:style-name="T8"><text:sequence-ref text:reference-format="category-and-value" text:ref-name="refFigure7">Figure 8</text:sequence-ref></text:span></text:span><text:span text:style-name="code"><text:span text:style-name="T8">).</text:span></text:span></text:p>
      <text:p text:style-name="P6"><draw:frame draw:style-name="fr3" draw:name="Frame14" text:anchor-type="paragraph" svg:y="0.1693in" svg:width="4.9807in" draw:z-index="43"><draw:text-box fo:min-height="3.4807in"><text:p text:style-name="P8"><draw:frame draw:style-name="fr5" draw:name="graphics14" text:anchor-type="paragraph" svg:width="7.0547in" svg:height="4.9291in" draw:z-index="44"><draw:image xlink:href="Pictures/10000000000009BA000006CC10B0C21B.png" xlink:type="simple" xlink:show="embed" xlink:actuate="onLoad"/></draw:frame>Figure <text:sequence text:ref-name="refFigure6" text:name="Figure" text:formula="ooow:Figure+1" style:num-format="1">7</text:sequence>: Hierarchical Cluster Analysis (HCA) for samples. Group labels are incorporated in the names on the leaves of the dendogram.</text:p></draw:text-box></draw:frame><text:soft-page-break/><text:span text:style-name="code"><text:span text:style-name="T8"/></text:span></text:p>
      <text:p text:style-name="P6"><text:span text:style-name="code"><text:span text:style-name="T8"/></text:span></text:p>
      <text:p text:style-name="P6"><text:span text:style-name="code"><text:span text:style-name="T8"/></text:span></text:p>
      <text:p text:style-name="P6"><draw:frame draw:style-name="fr2" draw:name="Frame8" text:anchor-type="paragraph" svg:width="4.9807in" draw:z-index="24"><draw:text-box fo:min-height="3.4807in"><text:p text:style-name="P13"><draw:frame draw:style-name="fr6" draw:name="graphics8" text:anchor-type="paragraph" svg:width="7.0547in" svg:height="4.9291in" draw:z-index="42"><draw:image xlink:href="Pictures/10000000000009BA000006CC22A5F4DA.png" xlink:type="simple" xlink:show="embed" xlink:actuate="onLoad"/></draw:frame>Figure <text:sequence text:ref-name="refFigure7" text:name="Figure" text:formula="ooow:Figure+1" style:num-format="1">8</text:sequence>: HCA for variables.</text:p></draw:text-box></draw:frame><text:soft-page-break/></text:p>
      <text:p text:style-name="P7"/>
      <text:h text:style-name="P17" text:outline-level="3">pca.r</text:h>
      <text:p text:style-name="P6">Principal Component Analysis (PCA) is a data transformation technique which is used to reduce a multidimensional data set to a lower number of dimensions for further analysis. In PCA, a data set of interrelated variables is transformed to a new set of variables called principal components (PCs) in such a way that they are uncorrelated, and the first few of these PCs retain most of the variation present in the entire data set. The first PC is a linear combination of all the actual variables in such a way that it has the greatest amount of variation, and the second PC is a combination of the variables that have the next greatest variation in the remaining PCs.</text:p>
      <text:p text:style-name="P6"/>
      <text:p text:style-name="P6">This script produces multiple plots – residual variance (<text:sequence-ref text:reference-format="category-and-value" text:ref-name="refFigure8">Figure 9</text:sequence-ref>), <text:s/>scores plot labelled with sample names (<text:sequence-ref text:reference-format="category-and-value" text:ref-name="refFigure9">Figure 10</text:sequence-ref>), scores plot labelled with group names (<text:sequence-ref text:reference-format="category-and-value" text:ref-name="refFigure10">Figure 11</text:sequence-ref>) and a loading plot (<text:sequence-ref text:reference-format="category-and-value" text:ref-name="refFigure11">Figure 12</text:sequence-ref>).</text:p>
      <text:p text:style-name="P6"/>
      <text:p text:style-name="P6"><draw:frame draw:style-name="fr2" draw:name="Frame9" text:anchor-type="paragraph" svg:width="4.9807in" draw:z-index="25"><draw:text-box fo:min-height="3.4807in"><text:p text:style-name="P13"><draw:frame draw:style-name="fr5" draw:name="graphics9" text:anchor-type="paragraph" svg:width="7.0547in" svg:height="4.9291in" draw:z-index="38"><draw:image xlink:href="Pictures/10000000000009BA000006CC5D803564.png" xlink:type="simple" xlink:show="embed" xlink:actuate="onLoad"/></draw:frame>Figure <text:sequence text:ref-name="refFigure8" text:name="Figure" text:formula="ooow:Figure+1" style:num-format="1">9</text:sequence>: Residual variance plot.</text:p></draw:text-box></draw:frame><text:soft-page-break/></text:p>
      <text:p text:style-name="P6"><draw:frame draw:style-name="fr2" draw:name="Frame10" text:anchor-type="paragraph" svg:width="4.9807in" draw:z-index="26"><draw:text-box fo:min-height="3.4807in"><text:p text:style-name="P10"><draw:frame draw:style-name="fr5" draw:name="graphics10" text:anchor-type="paragraph" svg:width="7.0547in" svg:height="4.9291in" draw:z-index="39"><draw:image xlink:href="Pictures/10000000000009BA000006CC8A5676A9.png" xlink:type="simple" xlink:show="embed" xlink:actuate="onLoad"/></draw:frame>Figure <text:sequence text:ref-name="refFigure9" text:name="Figure" text:formula="ooow:Figure+1" style:num-format="1">10</text:sequence>: Scores plot with sample names as labels</text:p></draw:text-box></draw:frame></text:p>
      <text:p text:style-name="P6"><draw:frame draw:style-name="fr2" draw:name="Frame11" text:anchor-type="paragraph" svg:width="4.9807in" draw:z-index="27"><draw:text-box fo:min-height="3.4807in"><text:p text:style-name="P10"><draw:frame draw:style-name="fr5" draw:name="graphics11" text:anchor-type="paragraph" svg:width="7.0547in" svg:height="4.9291in" draw:z-index="40"><draw:image xlink:href="Pictures/10000000000009BA000006CCCA279771.png" xlink:type="simple" xlink:show="embed" xlink:actuate="onLoad"/></draw:frame>Figure <text:sequence text:ref-name="refFigure10" text:name="Figure" text:formula="ooow:Figure+1" style:num-format="1">11</text:sequence>: Scores plot with group names as labels</text:p></draw:text-box></draw:frame><text:soft-page-break/></text:p>
      <text:p text:style-name="P6"><draw:frame draw:style-name="fr2" draw:name="Frame12" text:anchor-type="paragraph" svg:width="4.9807in" draw:z-index="28"><draw:text-box fo:min-height="3.4807in"><text:p text:style-name="P10"><draw:frame draw:style-name="fr5" draw:name="graphics12" text:anchor-type="paragraph" svg:width="7.0547in" svg:height="4.9291in" draw:z-index="41"><draw:image xlink:href="Pictures/10000000000009BA000006CCD372C030.png" xlink:type="simple" xlink:show="embed" xlink:actuate="onLoad"/></draw:frame>Figure <text:sequence text:ref-name="refFigure11" text:name="Figure" text:formula="ooow:Figure+1" style:num-format="1">12</text:sequence>: Loadings plot. Indicates which variables contributed to the separation seen in the scores plot.</text:p></draw:text-box></draw:frame></text:p>
      <text:h text:style-name="P17" text:outline-level="3"><text:soft-page-break/>lda.r</text:h>
      <text:p text:style-name="P6">Linear Discriminant Analysis (LDA) is a classical technique to predict groups of samples. This is a supervised method that requires prior knowledge of the groups. LDA is therefore well suited for non-targeted metabolic profiling data which is almost always “grouped”. LDA is very similar to PCA, except that the technique maximises the ratio of between-class variance to the within-class variance in a set of data, and thus gives maximal separation between the classes, as shown in <text:s/><text:sequence-ref text:reference-format="category-and-value" text:ref-name="refFigure12">Figure 13</text:sequence-ref>.</text:p>
      <text:p text:style-name="P14"><draw:frame draw:style-name="fr2" draw:name="Frame13" text:anchor-type="paragraph" svg:width="4.9807in" draw:z-index="34"><draw:text-box fo:min-height="3.4807in"><text:p text:style-name="P9"><draw:frame draw:style-name="fr7" draw:name="graphics13" text:anchor-type="paragraph" svg:y="0.0008in" svg:width="7.0547in" svg:height="4.9291in" draw:z-index="35"><draw:image xlink:href="Pictures/10000000000009BA000006CCE326669F.png" xlink:type="simple" xlink:show="embed" xlink:actuate="onLoad"/></draw:frame>Figure <text:sequence text:ref-name="refFigure12" text:name="Figure" text:formula="ooow:Figure+1" style:num-format="1">13</text:sequence>: Linear Discriminant Analysis for two groups. This example shows a very clear separation between the groups.</text:p></draw:text-box></draw:frame></text:p>
      <text:h text:style-name="Heading_20_3" text:outline-level="3">t_test.r</text:h>
      <text:p text:style-name="Standard">Performs a Student's <text:span text:style-name="T6">t</text:span>-test, and outputs a .csv file with the <text:span text:style-name="T6">P</text:span><text:span text:style-name="T7">-values for each variable. This test assumes a </text:span><text:soft-page-break/><text:span text:style-name="T7">normal distribution [</text:span><text:span text:style-name="Source_20_Text"><text:span text:style-name="T7">p_t_test.csv</text:span></text:span><text:span text:style-name="T7">].</text:span></text:p>
      <text:h text:style-name="Heading_20_3" text:outline-level="3">wilcoxn.r</text:h>
      <text:p text:style-name="Standard">Performs Wilcoxon Rank Sum Test, a test that does not assume a normal distribution. Output is a .csv file containing the <text:span text:style-name="T6">P</text:span><text:span text:style-name="T7">-values for each varaible</text:span> [<text:span text:style-name="Source_20_Text">p_wilcoxon_test.cs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0783in" fo:margin-bottom="0in" fo:text-indent="0in"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Nimbus Mono L" fo:font-size="10pt"/>
    </style:style>
    <style:style style:name="Source_20_Text" style:display-name="Source Text" style:family="text">
      <style:text-properties style:font-name="Nimbus Mono L1" fo:font-size="10pt" style:font-name-asian="DejaVu LGC Sans Mono" style:font-name-complex="Nimbus Mono L1"/>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5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graphics1" text:anchor-type="paragraph" svg:x="4.8945in" svg:y="-0.0008in" svg:width="2.0319in" svg:height="0.8953in" draw:z-index="14"><draw:image xlink:href="Pictures/100002010000032400000163E2F76A64.png" xlink:type="simple" xlink:show="embed" xlink:actuate="onLoad"/></draw:frame><text:tab/></text:p>
        <text:p text:style-name="Header"><text:span text:style-name="MT1"><text:tab/></text:span><text:span text:style-name="MT2">R Scripts</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rus bowne</meta:initial-creator>
    <meta:creation-date>2010-08-18T14:53:02</meta:creation-date>
    <meta:generator>OpenOffice.org/3.2$Linux OpenOffice.org_project/320m18$Build-9502</meta:generator>
    <dc:date>2010-09-07T14:59:11</dc:date>
    <meta:editing-duration>PT33H24M30S</meta:editing-duration>
    <meta:editing-cycles>19</meta:editing-cycles>
    <meta:print-date>2010-09-03T07:13:00.04</meta:print-date>
    <dc:creator>Vladimir Likic</dc:creator>
    <meta:document-statistic meta:table-count="0" meta:image-count="13" meta:object-count="1" meta:page-count="15" meta:paragraph-count="59" meta:word-count="1250" meta:character-count="78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2mm solid #000000"/>
      <style:paragraph-properties fo:text-align="center" fo:margin-left="0mm"/>
      <style:text-properties style:font-name="Liberation Mono"/>
    </style:style>
    <style:style style:name="ce2" style:family="table-cell" style:parent-style-name="Default">
      <style:table-cell-properties style:text-align-source="fix" style:repeat-content="false" fo:border="0.02mm solid #000000"/>
      <style:paragraph-properties fo:text-align="end" fo:margin-left="0mm"/>
      <style:text-properties style:font-name="Liberation Mono"/>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1" table:number-columns-repeated="9" table:default-cell-style-name="ce2"/>
        <table:table-row table:style-name="ro1">
          <table:table-cell/>
          <table:table-cell office:value-type="string">
            <text:p>Group</text:p>
          </table:table-cell>
          <table:table-cell table:style-name="ce1" office:value-type="string">
            <text:p>M1</text:p>
          </table:table-cell>
          <table:table-cell table:style-name="ce1" office:value-type="string">
            <text:p>M2</text:p>
          </table:table-cell>
          <table:table-cell table:style-name="ce1" office:value-type="string">
            <text:p>M3</text:p>
          </table:table-cell>
          <table:table-cell table:style-name="ce1" office:value-type="string">
            <text:p>M4</text:p>
          </table:table-cell>
          <table:table-cell table:style-name="ce1" office:value-type="string">
            <text:p>M5</text:p>
          </table:table-cell>
          <table:table-cell table:style-name="ce1" office:value-type="string">
            <text:p>M6</text:p>
          </table:table-cell>
          <table:table-cell table:style-name="ce1" office:value-type="string">
            <text:p>M7</text:p>
          </table:table-cell>
          <table:table-cell table:style-name="ce1" office:value-type="string">
            <text:p>M8</text:p>
          </table:table-cell>
          <table:table-cell table:style-name="ce1" office:value-type="string">
            <text:p>M9</text:p>
          </table:table-cell>
        </table:table-row>
        <table:table-row table:style-name="ro1">
          <table:table-cell office:value-type="string">
            <text:p>S1</text:p>
          </table:table-cell>
          <table:table-cell office:value-type="string">
            <text:p>A</text:p>
          </table:table-cell>
          <table:table-cell table:number-columns-repeated="9"/>
        </table:table-row>
        <table:table-row table:style-name="ro1">
          <table:table-cell office:value-type="string">
            <text:p>S2</text:p>
          </table:table-cell>
          <table:table-cell office:value-type="string">
            <text:p>A</text:p>
          </table:table-cell>
          <table:table-cell table:number-columns-repeated="9"/>
        </table:table-row>
        <table:table-row table:style-name="ro1">
          <table:table-cell office:value-type="string">
            <text:p>S3</text:p>
          </table:table-cell>
          <table:table-cell office:value-type="string">
            <text:p>A</text:p>
          </table:table-cell>
          <table:table-cell table:number-columns-repeated="9"/>
        </table:table-row>
        <table:table-row table:style-name="ro1">
          <table:table-cell office:value-type="string">
            <text:p>S4</text:p>
          </table:table-cell>
          <table:table-cell office:value-type="string">
            <text:p>A</text:p>
          </table:table-cell>
          <table:table-cell table:number-columns-repeated="9"/>
        </table:table-row>
        <table:table-row table:style-name="ro1">
          <table:table-cell office:value-type="string">
            <text:p>S5</text:p>
          </table:table-cell>
          <table:table-cell office:value-type="string">
            <text:p>B</text:p>
          </table:table-cell>
          <table:table-cell table:number-columns-repeated="9"/>
        </table:table-row>
        <table:table-row table:style-name="ro1">
          <table:table-cell office:value-type="string">
            <text:p>S6</text:p>
          </table:table-cell>
          <table:table-cell office:value-type="string">
            <text:p>B</text:p>
          </table:table-cell>
          <table:table-cell table:number-columns-repeated="9"/>
        </table:table-row>
        <table:table-row table:style-name="ro1">
          <table:table-cell office:value-type="string">
            <text:p>S7</text:p>
          </table:table-cell>
          <table:table-cell office:value-type="string">
            <text:p>B</text:p>
          </table:table-cell>
          <table:table-cell table:number-columns-repeated="9"/>
        </table:table-row>
        <table:table-row table:style-name="ro1">
          <table:table-cell office:value-type="string">
            <text:p>S8</text:p>
          </table:table-cell>
          <table:table-cell office:value-type="string">
            <text:p>B</text:p>
          </table:table-cell>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9/02/2010</text:date>, <text:time>15:52:59</text:time></text:p>
        </style:region-right>
      </style:header>
      <style:header-left style:display="false"/>
      <style:footer>
        <text:p>Page <text:page-number>1</text:page-number> / <text:page-count>99</text:page-count></text:p>
      </style:footer>
      <style:footer-left style:display="false"/>
    </style:master-page>
  </office:master-styles>
</office:document-styles>
</file>